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850ff"/>
    </style:style>
    <style:style style:name="P2" style:family="paragraph" style:parent-style-name="Text_20_body">
      <style:paragraph-properties fo:text-align="start" style:justify-single-word="false"/>
      <style:text-properties officeooo:paragraph-rsid="00196ff2"/>
    </style:style>
    <style:style style:name="P3" style:family="paragraph" style:parent-style-name="Text_20_body">
      <style:paragraph-properties fo:text-align="start" style:justify-single-word="false"/>
      <style:text-properties officeooo:paragraph-rsid="001a126d"/>
    </style:style>
    <style:style style:name="P4" style:family="paragraph" style:parent-style-name="Text_20_body">
      <style:paragraph-properties fo:text-align="start" style:justify-single-word="false" fo:break-before="page"/>
      <style:text-properties officeooo:paragraph-rsid="001a126d"/>
    </style:style>
    <style:style style:name="P5" style:family="paragraph" style:parent-style-name="Heading_20_1" style:master-page-name="MP0">
      <style:paragraph-properties fo:text-align="start" style:justify-single-word="false" style:page-number="auto" fo:break-before="page"/>
      <style:text-properties fo:color="#000000" style:font-name="Droid Sans" fo:font-size="14pt" officeooo:paragraph-rsid="00196ff2" style:font-size-asian="14pt" style:font-size-complex="14pt"/>
    </style:style>
    <style:style style:name="T1" style:family="text">
      <style:text-properties fo:font-variant="normal" fo:text-transform="none" fo:color="#000000" style:font-name="Droid Sans Mono" fo:font-size="14pt" fo:letter-spacing="normal" fo:font-style="normal" fo:font-weight="bold" officeooo:rsid="001850ff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Droid Sans Mono" fo:font-size="14pt" fo:letter-spacing="normal" fo:font-style="normal" fo:font-weight="bold" officeooo:rsid="001a126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Droid Sans Mono" fo:font-size="14pt" fo:letter-spacing="normal" fo:font-style="normal" fo:font-weight="normal" officeooo:rsid="001850ff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Droid Sans Mono" fo:font-size="14pt" fo:letter-spacing="normal" fo:font-style="normal" fo:font-weight="normal" officeooo:rsid="00196ff2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Droid Sans Mono" fo:font-size="14pt" fo:letter-spacing="normal" fo:font-style="normal" fo:font-weight="normal" officeooo:rsid="001a126d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Droid Sans Mono" fo:letter-spacing="normal" fo:font-style="normal" fo:font-weight="bold" officeooo:rsid="001850ff" style:font-weight-asian="bold" style:font-weight-complex="bold"/>
    </style:style>
    <style:style style:name="T7" style:family="text">
      <style:text-properties fo:font-variant="normal" fo:text-transform="none" fo:color="#000000" style:font-name="Droid Sans Mono" fo:letter-spacing="normal" fo:font-style="normal" fo:font-weight="bold" officeooo:rsid="001a126d" style:font-weight-asian="bold" style:font-weight-complex="bold"/>
    </style:style>
    <style:style style:name="T8" style:family="text">
      <style:text-properties fo:font-variant="normal" fo:text-transform="none" fo:color="#000000" style:font-name="Droid Sans Mono" fo:letter-spacing="normal" fo:font-style="normal" fo:font-weight="normal" officeooo:rsid="001850ff" style:font-weight-asian="normal" style:font-weight-complex="normal"/>
    </style:style>
    <style:style style:name="T9" style:family="text">
      <style:text-properties fo:font-variant="normal" fo:text-transform="none" fo:color="#000000" style:font-name="Droid Sans Mono" fo:letter-spacing="normal" fo:font-style="normal" fo:font-weight="normal" officeooo:rsid="001a126d" style:font-weight-asian="normal" style:font-weight-complex="normal"/>
    </style:style>
    <style:style style:name="T10" style:family="text">
      <style:text-properties fo:font-variant="normal" fo:text-transform="none" fo:color="#000000" style:font-name="Droid Sans Mono" fo:font-size="12pt" fo:letter-spacing="normal" fo:font-style="normal" fo:font-weight="bold" officeooo:rsid="001850ff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Droid Sans Mono" fo:font-size="12pt" fo:letter-spacing="normal" fo:font-style="normal" fo:font-weight="bold" officeooo:rsid="001a126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Droid Sans Mono" fo:font-size="12pt" fo:letter-spacing="normal" fo:font-style="normal" fo:font-weight="bold" officeooo:rsid="001da25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Droid Sans Mono" fo:font-size="12pt" fo:letter-spacing="normal" fo:font-style="normal" fo:font-weight="normal" officeooo:rsid="001850f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Droid Sans Mono" fo:font-size="12pt" fo:letter-spacing="normal" fo:font-style="normal" fo:font-weight="normal" officeooo:rsid="001a126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Droid Sans Mono" fo:letter-spacing="normal" fo:font-style="normal" fo:font-weight="bold" officeooo:rsid="00196ff2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www.google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Default_20_Paragraph_20_Font"><text:span text:style-name="T15">Q. To implement a Family Information System</text:span></text:span></text:h>
      <text:p text:style-name="P2"><text:span text:style-name="Default_20_Paragraph_20_Font"><text:span text:style-name="T4"/></text:span></text:p>
      <text:p text:style-name="P1"><text:span text:style-name="Default_20_Paragraph_20_Font"><text:span text:style-name="T10">familytree.pl</text:span></text:span></text:p>
      <text:p text:style-name="P1"><text:span text:style-name="Default_20_Paragraph_20_Font"><text:span text:style-name="T13">father(jack, susan).</text:span></text:span></text:p>
      <text:p text:style-name="P1"><text:span text:style-name="Default_20_Paragraph_20_Font"><text:span text:style-name="T13">father(jack, ray).</text:span></text:span></text:p>
      <text:p text:style-name="P1"><text:span text:style-name="Default_20_Paragraph_20_Font"><text:span text:style-name="T13">father(david, liza).</text:span></text:span></text:p>
      <text:p text:style-name="P1"><text:span text:style-name="Default_20_Paragraph_20_Font"><text:span text:style-name="T13">father(david, john).</text:span></text:span></text:p>
      <text:p text:style-name="P1"><text:span text:style-name="Default_20_Paragraph_20_Font"><text:span text:style-name="T13">father(john, peter).</text:span></text:span></text:p>
      <text:p text:style-name="P1"><text:span text:style-name="Default_20_Paragraph_20_Font"><text:span text:style-name="T13">father(john, mary).</text:span></text:span></text:p>
      <text:p text:style-name="P1"><text:span text:style-name="Default_20_Paragraph_20_Font"><text:span text:style-name="T13">mother(karen, susan).</text:span></text:span></text:p>
      <text:p text:style-name="P1"><text:span text:style-name="Default_20_Paragraph_20_Font"><text:span text:style-name="T13">mother(karen, ray).</text:span></text:span></text:p>
      <text:p text:style-name="P1"><text:span text:style-name="Default_20_Paragraph_20_Font"><text:span text:style-name="T13">mother(amy, liza).</text:span></text:span></text:p>
      <text:p text:style-name="P1"><text:span text:style-name="Default_20_Paragraph_20_Font"><text:span text:style-name="T13">mother(amy, john).</text:span></text:span></text:p>
      <text:p text:style-name="P1"><text:span text:style-name="Default_20_Paragraph_20_Font"><text:span text:style-name="T13">mother(susan, peter).</text:span></text:span></text:p>
      <text:p text:style-name="P1"><text:span text:style-name="Default_20_Paragraph_20_Font"><text:span text:style-name="T13">mother(susan, mary).</text:span></text:span></text:p>
      <text:p text:style-name="P1"><text:span text:style-name="Default_20_Paragraph_20_Font"><text:span text:style-name="T13"/></text:span></text:p>
      <text:p text:style-name="P1"><text:span text:style-name="Default_20_Paragraph_20_Font"><text:span text:style-name="T13">parent(X, Y) :- father(X, Y).</text:span></text:span></text:p>
      <text:p text:style-name="P1"><text:span text:style-name="Default_20_Paragraph_20_Font"><text:span text:style-name="T13">parent(X, Y) :- mother(X, Y).</text:span></text:span></text:p>
      <text:p text:style-name="P1"><text:span text:style-name="Default_20_Paragraph_20_Font"><text:span text:style-name="T13">grandfather(X, Y) :- father(X, Z), parent(Z, Y).</text:span></text:span></text:p>
      <text:p text:style-name="P1"><text:span text:style-name="Default_20_Paragraph_20_Font"><text:span text:style-name="T13">grandmother(X, Y) :- mother(X, Z), parent(Z, Y).</text:span></text:span></text:p>
      <text:p text:style-name="P1"><text:span text:style-name="Default_20_Paragraph_20_Font"><text:span text:style-name="T13">grandparent(X, Y) :- parent(X, Z), parent(Z, Y).</text:span></text:span></text:p>
      <text:p text:style-name="P1"><text:span text:style-name="Default_20_Paragraph_20_Font"><text:span text:style-name="T13">yeye(X, Y) :- father(X, Z), father(Z, Y).</text:span></text:span></text:p>
      <text:p text:style-name="P1"><text:span text:style-name="Default_20_Paragraph_20_Font"><text:span text:style-name="T13">mama(X, Y) :- mother(X, Z), father(Z, Y).</text:span></text:span></text:p>
      <text:p text:style-name="P1"><text:span text:style-name="Default_20_Paragraph_20_Font"><text:span text:style-name="T13">gunggung(X, Y) :- father(X, Z), mother(Z, Y). </text:span></text:span></text:p>
      <text:p text:style-name="P1"><text:span text:style-name="Default_20_Paragraph_20_Font"><text:span text:style-name="T13">popo(X, Y) :- mother(X, Z), mother(Z, Y).</text:span></text:span></text:p>
      <text:p text:style-name="P4"><text:span text:style-name="Default_20_Paragraph_20_Font"><text:span text:style-name="T11">[ashesh@MISTRI </text:span></text:span><text:span text:style-name="Default_20_Paragraph_20_Font"><text:span text:style-name="T12">familytree</text:span></text:span><text:span text:style-name="Default_20_Paragraph_20_Font"><text:span text:style-name="T11">] $ swipl familytree.pl</text:span></text:span></text:p>
      <text:p text:style-name="P3"><text:span text:style-name="Default_20_Paragraph_20_Font"><text:span text:style-name="T14">% familytree.pl compiled 0.00 sec, 22 clauses</text:span></text:span></text:p>
      <text:p text:style-name="P3"><text:span text:style-name="Default_20_Paragraph_20_Font"><text:span text:style-name="T14">Welcome to SWI-Prolog (Multi-threaded, 64 bits, Version 6.6.6)</text:span></text:span></text:p>
      <text:p text:style-name="P3"><text:span text:style-name="Default_20_Paragraph_20_Font"><text:span text:style-name="T14">Copyright (c) 1990-2013 University of Amsterdam, VU Amsterdam</text:span></text:span></text:p>
      <text:p text:style-name="P3"><text:span text:style-name="Default_20_Paragraph_20_Font"><text:span text:style-name="T14">SWI-Prolog comes with ABSOLUTELY NO WARRANTY. This is free software,</text:span></text:span></text:p>
      <text:p text:style-name="P3"><text:span text:style-name="Default_20_Paragraph_20_Font"><text:span text:style-name="T14">and you are welcome to redistribute it under certain conditions.</text:span></text:span></text:p>
      <text:p text:style-name="P3"><text:span text:style-name="Default_20_Paragraph_20_Font"><text:span text:style-name="T14">Please visit http://www.swi-prolog.org for details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For help, use ?- help(Topic). or ?- apropos(Word)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parent(susan, mary).</text:span></text:span></text:p>
      <text:p text:style-name="P3"><text:span text:style-name="Default_20_Paragraph_20_Font"><text:span text:style-name="T14">true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parent(ray, peter).</text:span></text:span></text:p>
      <text:p text:style-name="P3"><text:span text:style-name="Default_20_Paragraph_20_Font"><text:span text:style-name="T14">false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yeye(X, susan).</text:span></text:span></text:p>
      <text:p text:style-name="P3"><text:span text:style-name="Default_20_Paragraph_20_Font"><text:span text:style-name="T14">false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mama(amy, X).</text:span></text:span></text:p>
      <text:p text:style-name="P3"><text:span text:style-name="Default_20_Paragraph_20_Font"><text:span text:style-name="T14">X = peter 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mama(amy, X).</text:span></text:span></text:p>
      <text:p text:style-name="P3"><text:span text:style-name="Default_20_Paragraph_20_Font"><text:span text:style-name="T14">X = peter ;</text:span></text:span></text:p>
      <text:p text:style-name="P3"><text:span text:style-name="Default_20_Paragraph_20_Font"><text:span text:style-name="T14">X = mary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gunggung(X, Y).</text:span></text:span></text:p>
      <text:p text:style-name="P3"><text:span text:style-name="Default_20_Paragraph_20_Font"><text:span text:style-name="T14">X = jack,</text:span></text:span></text:p>
      <text:p text:style-name="P3"><text:span text:style-name="Default_20_Paragraph_20_Font"><text:span text:style-name="T14">Y = peter ;</text:span></text:span></text:p>
      <text:p text:style-name="P3"><text:span text:style-name="Default_20_Paragraph_20_Font"><text:span text:style-name="T14">X = jack,</text:span></text:span></text:p>
      <text:p text:style-name="P3"><text:span text:style-name="Default_20_Paragraph_20_Font"><text:span text:style-name="T14">Y = mary ;</text:span></text:span></text:p>
      <text:p text:style-name="P3"><text:soft-page-break/><text:span text:style-name="Default_20_Paragraph_20_Font"><text:span text:style-name="T14">false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?- grandparent(X, Y).</text:span></text:span></text:p>
      <text:p text:style-name="P3"><text:span text:style-name="Default_20_Paragraph_20_Font"><text:span text:style-name="T14">X = jack,</text:span></text:span></text:p>
      <text:p text:style-name="P3"><text:span text:style-name="Default_20_Paragraph_20_Font"><text:span text:style-name="T14">Y = peter ;</text:span></text:span></text:p>
      <text:p text:style-name="P3"><text:span text:style-name="Default_20_Paragraph_20_Font"><text:span text:style-name="T14">X = jack,</text:span></text:span></text:p>
      <text:p text:style-name="P3"><text:span text:style-name="Default_20_Paragraph_20_Font"><text:span text:style-name="T14">Y = mary ;</text:span></text:span></text:p>
      <text:p text:style-name="P3"><text:span text:style-name="Default_20_Paragraph_20_Font"><text:span text:style-name="T14">X = david,</text:span></text:span></text:p>
      <text:p text:style-name="P3"><text:span text:style-name="Default_20_Paragraph_20_Font"><text:span text:style-name="T14">Y = peter ;</text:span></text:span></text:p>
      <text:p text:style-name="P3"><text:span text:style-name="Default_20_Paragraph_20_Font"><text:span text:style-name="T14">X = david,</text:span></text:span></text:p>
      <text:p text:style-name="P3"><text:span text:style-name="Default_20_Paragraph_20_Font"><text:span text:style-name="T14">Y = mary ;</text:span></text:span></text:p>
      <text:p text:style-name="P3"><text:span text:style-name="Default_20_Paragraph_20_Font"><text:span text:style-name="T14">X = karen,</text:span></text:span></text:p>
      <text:p text:style-name="P3"><text:span text:style-name="Default_20_Paragraph_20_Font"><text:span text:style-name="T14">Y = peter ;</text:span></text:span></text:p>
      <text:p text:style-name="P3"><text:span text:style-name="Default_20_Paragraph_20_Font"><text:span text:style-name="T14">X = karen,</text:span></text:span></text:p>
      <text:p text:style-name="P3"><text:span text:style-name="Default_20_Paragraph_20_Font"><text:span text:style-name="T14">Y = mary ;</text:span></text:span></text:p>
      <text:p text:style-name="P3"><text:span text:style-name="Default_20_Paragraph_20_Font"><text:span text:style-name="T14">X = amy,</text:span></text:span></text:p>
      <text:p text:style-name="P3"><text:span text:style-name="Default_20_Paragraph_20_Font"><text:span text:style-name="T14">Y = peter ;</text:span></text:span></text:p>
      <text:p text:style-name="P3"><text:span text:style-name="Default_20_Paragraph_20_Font"><text:span text:style-name="T14">X = amy,</text:span></text:span></text:p>
      <text:p text:style-name="P3"><text:span text:style-name="Default_20_Paragraph_20_Font"><text:span text:style-name="T14">Y = mary ;</text:span></text:span></text:p>
      <text:p text:style-name="P3"><text:span text:style-name="Default_20_Paragraph_20_Font"><text:span text:style-name="T14">fals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29in" style:num-format="1" style:print-orientation="portrait" fo:margin-top="0.9925in" fo:margin-bottom="0.161in" fo:margin-left="1.1807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29in" style:num-format="1" style:print-orientation="portrait" fo:margin-top="0.802in" fo:margin-bottom="0.1598in" fo:margin-left="1.4228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29in" style:num-format="1" style:print-orientation="portrait" fo:margin-top="1in" fo:margin-bottom="0.1598in" fo:margin-left="1.2362in" fo:margin-right="1.125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29in" style:num-format="1" style:print-orientation="portrait" fo:margin-top="1in" fo:margin-bottom="0.1598in" fo:margin-left="1.1945in" fo:margin-right="0.7917in" style:writing-mode="lr-tb" style:footnote-max-height="0in">
        <style:columns fo:column-count="2">
          <style:column style:rel-width="5320*" fo:start-indent="0in" fo:end-indent="0.0693in"/>
          <style:column style:rel-width="3720*" fo:start-indent="0.0693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29in" style:num-format="1" style:print-orientation="portrait" fo:margin-top="0.8028in" fo:margin-bottom="0.1598in" fo:margin-left="1.1811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7">
      <style:page-layout-properties fo:page-width="8.2638in" fo:page-height="11.6929in" style:num-format="1" style:print-orientation="portrait" fo:margin-top="0.8283in" fo:margin-bottom="0.161in" fo:margin-left="1.4228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8.2638in" fo:page-height="11.6929in" style:num-format="1" style:print-orientation="portrait" fo:margin-top="1in" fo:margin-bottom="0.1598in" fo:margin-left="1.1807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8.2638in" fo:page-height="11.6929in" style:num-format="1" style:print-orientation="portrait" fo:margin-top="1in" fo:margin-bottom="0.1598in" fo:margin-left="1.5835in" fo:margin-right="1.4583in" style:writing-mode="lr-tb" style:footnote-max-height="0in">
        <style:columns fo:column-count="3">
          <style:column style:rel-width="920*" fo:start-indent="0in" fo:end-indent="0.3055in"/>
          <style:column style:rel-width="2720*" fo:start-indent="0.3055in" fo:end-indent="0.4307in"/>
          <style:column style:rel-width="3880*" fo:start-indent="0.4307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0">
      <style:page-layout-properties fo:page-width="8.2638in" fo:page-height="11.6929in" style:num-format="1" style:print-orientation="portrait" fo:margin-top="0.7898in" fo:margin-bottom="0.1598in" fo:margin-left="1.3335in" fo:margin-right="2.0555in" style:writing-mode="lr-tb" style:footnote-max-height="0in">
        <style:columns fo:column-count="2">
          <style:column style:rel-width="1550*" fo:start-indent="0in" fo:end-indent="0.1736in"/>
          <style:column style:rel-width="5470*" fo:start-indent="0.1736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1">
      <style:page-layout-properties fo:page-width="8.2638in" fo:page-height="11.6929in" style:num-format="1" style:print-orientation="portrait" fo:margin-top="0.8244in" fo:margin-bottom="0.1598in" fo:margin-left="1.1811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2">
      <style:page-layout-properties fo:page-width="8.2638in" fo:page-height="11.6929in" style:num-format="1" style:print-orientation="portrait" fo:margin-top="0.8283in" fo:margin-bottom="0.1598in" fo:margin-left="1.4165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3">
      <style:page-layout-properties fo:page-width="8.2638in" fo:page-height="11.6929in" style:num-format="1" style:print-orientation="portrait" fo:margin-top="0.8028in" fo:margin-bottom="0.1598in" fo:margin-left="1.4228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4">
      <style:page-layout-properties fo:page-width="8.2638in" fo:page-height="11.6929in" style:num-format="1" style:print-orientation="portrait" fo:margin-top="0.8283in" fo:margin-bottom="0.161in" fo:margin-left="1.4165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5">
      <style:page-layout-properties fo:page-width="8.2638in" fo:page-height="11.6929in" style:num-format="1" style:print-orientation="portrait" fo:margin-top="0.9764in" fo:margin-bottom="0.1598in" fo:margin-left="1.1807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6">
      <style:page-layout-properties fo:page-width="8.2638in" fo:page-height="11.6929in" style:num-format="1" style:print-orientation="portrait" fo:margin-top="0.7945in" fo:margin-bottom="0.1598in" fo:margin-left="1.1811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7">
      <style:page-layout-properties fo:page-width="8.2638in" fo:page-height="11.6929in" style:num-format="1" style:print-orientation="portrait" fo:margin-top="0.802in" fo:margin-bottom="0.1598in" fo:margin-left="1.4165in" fo:margin-right="0.7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2" style:page-layout-name="Mpm3"/>
    <style:master-page style:name="MP4" style:page-layout-name="Mpm4"/>
    <style:master-page style:name="MP6" style:page-layout-name="Mpm5"/>
    <style:master-page style:name="MP9" style:page-layout-name="Mpm6"/>
    <style:master-page style:name="MP11" style:page-layout-name="Mpm7"/>
    <style:master-page style:name="MP13" style:page-layout-name="Mpm8"/>
    <style:master-page style:name="MP15" style:page-layout-name="Mpm9"/>
    <style:master-page style:name="MP19" style:page-layout-name="Mpm10"/>
    <style:master-page style:name="MP22" style:page-layout-name="Mpm11"/>
    <style:master-page style:name="MP24" style:page-layout-name="Mpm12"/>
    <style:master-page style:name="MP28" style:page-layout-name="Mpm13"/>
    <style:master-page style:name="MP32" style:page-layout-name="Mpm3"/>
    <style:master-page style:name="MP34" style:page-layout-name="Mpm14"/>
    <style:master-page style:name="MP36" style:page-layout-name="Mpm15"/>
    <style:master-page style:name="MP38" style:page-layout-name="Mpm16"/>
    <style:master-page style:name="MP40" style:page-layout-name="Mpm1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$Build-2</meta:generator>
    <dc:title/>
    <dc:subject/>
    <meta:initial-creator>cloudconvert</meta:initial-creator>
    <meta:creation-date>2015-09-25T18:20:00Z</meta:creation-date>
    <dc:date>2015-12-20T01:57:14.300284306</dc:date>
    <meta:editing-cycles>13</meta:editing-cycles>
    <meta:editing-duration>PT35M59S</meta:editing-duration>
    <meta:document-statistic meta:table-count="0" meta:image-count="0" meta:object-count="0" meta:page-count="3" meta:paragraph-count="66" meta:word-count="259" meta:character-count="1501" meta:non-whitespace-character-count="1307"/>
    <meta:template xlink:type="simple" xlink:actuate="onRequest" xlink:title="" xlink:href="../../../../Downloads/teklectures6.odt/Normal.dotm"/>
  </office:meta>
</office:document-meta>
</file>